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 style:list-style-name="L2">
      <style:graphic-properties draw:stroke="none" svg:stroke-width="0cm" draw:fill="solid" draw:fill-color="#000839" draw:textarea-vertical-align="bottom" draw:auto-grow-height="false" draw:fit-to-size="false" style:shrink-to-fit="false" fo:min-height="0.647cm" fo:min-width="8.586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1.398cm" fo:min-width="7.717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5.5cm"/>
      <style:paragraph-properties style:writing-mode="lr-tb"/>
    </style:style>
    <style:style style:name="gr4" style:family="graphic" style:parent-style-name="standard" style:list-style-name="L4">
      <style:graphic-properties draw:stroke="solid" svg:stroke-width="0.053cm" svg:stroke-color="#b7b7b7" draw:stroke-linejoin="round" svg:stroke-linecap="butt" draw:fill="solid" draw:fill-color="#e6e56c" draw:textarea-vertical-align="middle" draw:auto-grow-height="false" draw:fit-to-size="false" style:shrink-to-fit="false" fo:min-height="0.118cm" fo:min-width="3.161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 style:list-style-name="L4">
      <style:graphic-properties draw:stroke="solid" svg:stroke-width="0.053cm" svg:stroke-color="#595959" draw:stroke-linejoin="round" svg:stroke-linecap="butt" draw:fill="solid" draw:fill-color="#ffcd00" draw:textarea-vertical-align="middle" draw:auto-grow-height="false" draw:fit-to-size="false" style:shrink-to-fit="false" fo:min-height="0.038cm" fo:min-width="4.103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4">
      <style:graphic-properties draw:stroke="solid" svg:stroke-width="0.053cm" svg:stroke-color="#b7b7b7" draw:stroke-linejoin="round" svg:stroke-linecap="butt" draw:fill="solid" draw:fill-color="#e6e56c" draw:textarea-vertical-align="middle" draw:auto-grow-height="false" draw:fit-to-size="false" style:shrink-to-fit="false" fo:min-height="0.107cm" fo:min-width="3.196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53cm" svg:stroke-color="#595959" draw:stroke-linejoin="round" svg:stroke-linecap="butt" draw:fill="solid" draw:fill-color="#ffcd00" draw:textarea-vertical-align="middle" draw:auto-grow-height="false" draw:fit-to-size="false" style:shrink-to-fit="false" fo:min-height="0.038cm" fo:min-width="4.103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53cm" svg:stroke-color="#595959" draw:stroke-linejoin="round" svg:stroke-linecap="butt" draw:fill="solid" draw:fill-color="#ffcd00" draw:textarea-vertical-align="middle" draw:auto-grow-height="false" draw:fit-to-size="false" style:shrink-to-fit="false" fo:min-height="0.038cm" fo:min-width="4.103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4.165cm" fo:min-width="5.493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1" style:family="graphic" style:parent-style-name="standard" style:list-style-name="L4">
      <style:graphic-properties draw:stroke="solid" svg:stroke-width="0.053cm" svg:stroke-color="#595959" draw:stroke-linejoin="round" svg:stroke-linecap="butt" draw:fill="solid" draw:fill-color="#ffcd00" draw:textarea-vertical-align="middle" draw:auto-grow-height="false" draw:fit-to-size="false" style:shrink-to-fit="false" fo:min-height="0.038cm" fo:min-width="4.103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3" style:family="graphic" style:parent-style-name="Default_5f_1" style:list-style-name="L2">
      <style:graphic-properties draw:stroke="none" svg:stroke-width="0cm" draw:fill="solid" draw:fill-color="#000839" draw:textarea-vertical-align="bottom" draw:auto-grow-height="false" draw:fit-to-size="false" style:shrink-to-fit="false" fo:min-height="0.647cm" fo:min-width="8.586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53cm" svg:stroke-color="#b7b7b7" draw:stroke-linejoin="round" svg:stroke-linecap="butt" draw:fill="solid" draw:fill-color="#e6e56c" draw:textarea-vertical-align="middle" draw:auto-grow-height="false" draw:fit-to-size="false" style:shrink-to-fit="false" fo:min-height="0.118cm" fo:min-width="3.161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53cm" svg:stroke-color="#b7b7b7" draw:stroke-linejoin="round" svg:stroke-linecap="butt" draw:fill="solid" draw:fill-color="#e6e56c" draw:textarea-vertical-align="middle" draw:auto-grow-height="false" draw:fit-to-size="false" style:shrink-to-fit="false" fo:min-height="0.107cm" fo:min-width="3.196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53cm" svg:stroke-color="#595959" draw:stroke-linejoin="round" svg:stroke-linecap="butt" draw:fill="solid" draw:fill-color="#ffcd00" draw:textarea-vertical-align="middle" draw:auto-grow-height="false" draw:fit-to-size="false" style:shrink-to-fit="false" fo:min-height="0.038cm" fo:min-width="4.103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53cm" svg:stroke-color="#595959" draw:stroke-linejoin="round" svg:stroke-linecap="butt" draw:fill="solid" draw:fill-color="#ffcd00" draw:textarea-vertical-align="middle" draw:auto-grow-height="false" draw:fit-to-size="false" style:shrink-to-fit="false" fo:min-height="0.038cm" fo:min-width="4.103cm" fo:padding-top="0.254cm" fo:padding-bottom="0.254cm" fo:padding-left="0.254cm" fo:padding-right="0.254cm" fo:wrap-option="wrap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4" style:family="paragraph">
      <loext:graphic-properties draw:fill="solid" draw:fill-color="#00083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solid" draw:fill-color="#e6e56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fcd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text-properties fo:font-size="10pt" style:font-size-asian="18pt" style:font-size-complex="18pt"/>
    </style:style>
    <style:style style:name="P14" style:family="paragraph">
      <loext:graphic-properties draw:fill="none" draw:fill-color="#ffffff"/>
      <style:text-properties fo:font-size="10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.8999996185303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999996185303pt"/>
    </style:style>
    <style:style style:name="T1" style:family="text">
      <style:text-properties fo:font-variant="normal" fo:text-transform="none" fo:color="#005082" style:text-line-through-style="none" style:text-line-through-type="none" style:text-position="0% 100%" style:font-name="Montserrat" fo:font-size="25pt" fo:letter-spacing="normal" fo:font-style="normal" style:text-underline-style="none" fo:font-weight="normal" style:font-name-asian="Montserrat" style:font-size-asian="25pt" style:font-style-asian="normal" style:font-weight-asian="normal" style:font-name-complex="Montserrat" style:font-size-complex="25pt" style:font-style-complex="normal" style:font-weight-complex="normal"/>
    </style:style>
    <style:style style:name="T2" style:family="text">
      <style:text-properties fo:font-variant="normal" fo:text-transform="none" fo:color="#ffa41b" style:text-outline="false" style:text-line-through-style="none" style:text-line-through-type="none" style:text-position="0% 100%" style:font-name="Montserrat" fo:font-size="14pt" fo:letter-spacing="normal" fo:font-style="normal" fo:text-shadow="none" style:text-underline-style="none" fo:font-weight="bold" style:letter-kerning="true" style:font-name-asian="Montserrat" style:font-size-asian="14pt" style:font-style-asian="normal" style:font-weight-asian="bold" style:font-name-complex="Montserrat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fo:color="#999999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ontserrat" fo:font-size="9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ONLY" presentation:presentation-page-layout-name="AL1T19">
        <draw:frame draw:name="Google Shape;297;p27" presentation:style-name="pr1" draw:text-style-name="P2" draw:layer="layout" svg:width="26.09cm" svg:height="1.753cm" svg:x="0.954cm" svg:y="0.429cm" presentation:class="title" presentation:user-transformed="true">
          <draw:text-box>
            <text:p text:style-name="P1"><text:span text:style-name="T1">Population </text:span><text:span text:style-name="T1">Genetic </text:span><text:span text:style-name="T1">Analyses on GFA</text:span></text:p>
          </draw:text-box>
        </draw:frame>
        <draw:custom-shape draw:name="Google Shape;335;p27" draw:style-name="gr1" draw:text-style-name="P4" draw:layer="layout" svg:width="9.093cm" svg:height="1.154cm" svg:x="0.385cm" svg:y="2.846cm">
          <text:p text:style-name="P3"><text:span text:style-name="T2">Simul</text:span><text:span text:style-name="T2">ation </text:span><text:span text:style-name="T2">Sequ</text:span><text:span text:style-name="T2">ences </text:span><text:span text:style-name="T2">(MS)</text:span></text:p>
          <draw:enhanced-geometry draw:mirror-horizontal="false" draw:mirror-vertical="false" draw:text-areas="?f7 0 ?f8 ?f10" svg:viewBox="0 0 0 0" draw:type="ooxml-chevron" draw:modifiers="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338;p27" draw:style-name="gr2" draw:text-style-name="P5" draw:layer="layout" svg:width="8.431cm" svg:height="2.112cm" svg:x="0.744cm" svg:y="3.477cm">
          <text:p text:style-name="P3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3" draw:text-style-name="P7" draw:layer="layout" svg:width="6cm" svg:height="2.2cm" svg:x="18.4cm" svg:y="12.6cm">
          <text:p text:style-name="P6"><text:span text:style-name="T3">2. Standard Population Analyses on</text:span></text:p>
          <text:p text:style-name="P6"><text:span text:style-name="T3">VCF </text:span></text:p>
          <draw:enhanced-geometry svg:viewBox="0 0 21600 21600" draw:type="rectangle" draw:enhanced-path="M 0 0 L 21600 0 21600 21600 0 21600 0 0 Z N"/>
        </draw:custom-shape>
        <draw:g draw:name="Google Shape;229;p23">
          <draw:g draw:name="Google Shape;230;p23">
            <draw:custom-shape draw:name="Google Shape;234;p23" draw:style-name="gr4" draw:text-style-name="P8" draw:layer="layout" svg:width="3.735cm" svg:height="0.692cm" svg:x="3.065cm" svg:y="6.366cm">
              <text:p text:style-name="P1"><text:span text:style-name="T4">Meta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35;p23" draw:style-name="gr5" draw:text-style-name="P10" draw:layer="layout" svg:width="4.669cm" svg:height="0.604cm" svg:x="2.761cm" svg:y="7.799cm">
              <text:p text:style-name="P9"><text:span text:style-name="T5"><text:s text:c="7"/></text:span><text:span text:style-name="T6"><text:s text:c="4"/></text:span><text:span text:style-name="T6">GF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40;p23" draw:style-name="gr6" draw:text-style-name="P8" draw:layer="layout" svg:width="3.77cm" svg:height="0.681cm" svg:x="3.064cm" svg:y="5.254cm">
              <text:p text:style-name="P1"><text:span text:style-name="T4">Seq-Gen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35;p23" draw:style-name="gr7" draw:text-style-name="P10" draw:layer="layout" svg:width="4.669cm" svg:height="0.604cm" svg:x="2.8cm" svg:y="9.854cm">
              <text:p text:style-name="P9"><text:span text:style-name="T7">Genotyping </text:span><text:span text:style-name="T7">Frequencie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35;p23" draw:style-name="gr8" draw:text-style-name="P10" draw:layer="layout" svg:width="4.669cm" svg:height="0.604cm" svg:x="2.731cm" svg:y="8.854cm">
              <text:p text:style-name="P9"><text:span text:style-name="T7"><text:s text:c="7"/></text:span><text:span text:style-name="T7">Allele Frequencie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Google Shape;241;p23" draw:style-name="gr9" draw:text-style-name="P11" draw:layer="layout" svg:width="6cm" svg:height="4.672cm" svg:x="2cm" svg:y="7.386cm">
            <text:p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12" draw:layer="layout" svg:width="1cm" svg:height="1cm" svg:x="4.359cm" svg:y="4.05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235;p23" draw:style-name="gr11" draw:text-style-name="P10" draw:layer="layout" svg:width="4.669cm" svg:height="0.604cm" svg:x="2.808cm" svg:y="10.794cm">
            <text:p text:style-name="P9"><text:span text:style-name="T5"><text:s text:c="7"/></text:span><text:span text:style-name="T6"><text:s text:c="4"/></text:span><text:span text:style-name="T6">Fs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12" draw:text-style-name="P14" draw:layer="layout" svg:width="6.278cm" svg:height="1.039cm" svg:x="1.922cm" svg:y="13.064cm">
          <draw:text-box>
            <text:p text:style-name="P13"><text:span text:style-name="T8">1. Genetic Analyses on GFA</text:span></text:p>
          </draw:text-box>
        </draw:frame>
        <draw:custom-shape draw:name="Google Shape;335;p27" draw:style-name="gr13" draw:text-style-name="P4" draw:layer="layout" svg:width="9.093cm" svg:height="1.154cm" svg:x="17cm" svg:y="3cm">
          <text:p text:style-name="P3"><text:span text:style-name="T2">Simulation </text:span><text:span text:style-name="T2">Sequences </text:span><text:span text:style-name="T2">(MS)</text:span></text:p>
          <draw:enhanced-geometry draw:mirror-horizontal="false" draw:mirror-vertical="false" draw:text-areas="?f7 0 ?f8 ?f10" svg:viewBox="0 0 0 0" draw:type="ooxml-chevron" draw:modifiers="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oogle Shape;229;p23">
          <draw:g draw:name="Google Shape;230;p23">
            <draw:custom-shape draw:name="Google Shape;234;p23" draw:style-name="gr14" draw:text-style-name="P8" draw:layer="layout" svg:width="3.735cm" svg:height="0.692cm" svg:x="19.665cm" svg:y="6.708cm">
              <text:p text:style-name="P1"><text:span text:style-name="T4">Meta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40;p23" draw:style-name="gr15" draw:text-style-name="P8" draw:layer="layout" svg:width="3.77cm" svg:height="0.681cm" svg:x="19.664cm" svg:y="5.596cm">
              <text:p text:style-name="P1"><text:span text:style-name="T4">V</text:span><text:span text:style-name="T4">C</text:span><text:span text:style-name="T4">F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35;p23" draw:style-name="gr16" draw:text-style-name="P10" draw:layer="layout" svg:width="4.669cm" svg:height="0.604cm" svg:x="19.395cm" svg:y="9.26cm">
              <text:p text:style-name="P9"><text:span text:style-name="T7"><text:s text:c="7"/></text:span><text:span text:style-name="T7">Allele Frequencie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Google Shape;241;p23" draw:style-name="gr9" draw:text-style-name="P11" draw:layer="layout" svg:width="6cm" svg:height="4.672cm" svg:x="18.6cm" svg:y="7.728cm">
            <text:p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12" draw:layer="layout" svg:width="1cm" svg:height="1cm" svg:x="20.959cm" svg:y="4.4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Google Shape;235;p23" draw:style-name="gr17" draw:text-style-name="P10" draw:layer="layout" svg:width="4.669cm" svg:height="0.604cm" svg:x="19.4cm" svg:y="10.86cm">
            <text:p text:style-name="P9"><text:span text:style-name="T5"><text:s text:c="7"/></text:span><text:span text:style-name="T6"><text:s text:c="4"/></text:span><text:span text:style-name="T6">Fs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1">
          <draw:page-thumbnail draw:name="Google Shape;294;g745a902ce7_0_41:notes" draw:style-name="gr18" draw:layer="layout" svg:width="18.665cm" svg:height="11.136cm" svg:x="1.167cm" svg:y="2.227cm" draw:page-number="1" presentation:class="page"/>
          <draw:frame draw:name="Google Shape;295;g745a902ce7_0_41:notes" presentation:style-name="pr2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9">Dla momento in cui il tampone va al servizio di sequenziamento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6;p6" presentation:style-name="TITLE_5f_ONL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7;p6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ONLY-title" draw:layer="backgroundobjects" svg:width="18.664cm" svg:height="11.136cm" svg:x="1.167cm" svg:y="2.256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0" draw:layer="backgroundobjects" svg:width="9.112cm" svg:height="1.484cm" svg:x="0cm" svg:y="0cm" presentation:class="header">
          <draw:text-box>
            <text:p text:style-name="MP9"><presentation:header/></text:p>
          </draw:text-box>
        </draw:frame>
        <draw:frame presentation:style-name="Mpr5" draw:text-style-name="MP12" draw:layer="backgroundobjects" svg:width="9.112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10" draw:layer="backgroundobjects" svg:width="9.112cm" svg:height="1.484cm" svg:x="0cm" svg:y="28.214cm" presentation:class="footer">
          <draw:text-box>
            <text:p text:style-name="MP9"><presentation:footer/></text:p>
          </draw:text-box>
        </draw:frame>
        <draw:frame presentation:style-name="Mpr6" draw:text-style-name="MP12" draw:layer="backgroundobjects" svg:width="9.112cm" svg:height="1.484cm" svg:x="11.886cm" svg:y="28.214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4:22:44.517763285</meta:creation-date>
    <dc:date>2020-05-15T11:40:30.570880485</dc:date>
    <meta:editing-duration>PT1H10M36S</meta:editing-duration>
    <meta:editing-cycles>8</meta:editing-cycles>
    <meta:generator>LibreOffice/6.3.4.2$Linux_X86_64 LibreOffice_project/30$Build-2</meta:generator>
    <meta:document-statistic meta:object-count="56"/>
  </office:meta>
</office:document-meta>
</file>